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5.43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9.88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5.72mm"/>
    </style:style>
    <style:style style:name="co9" style:family="table-column">
      <style:table-column-properties fo:break-before="auto" style:column-width="14.43mm"/>
    </style:style>
    <style:style style:name="co10" style:family="table-column">
      <style:table-column-properties fo:break-before="auto" style:column-width="17.1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dddddd" fo:border="0.06pt solid #000000"/>
    </style:style>
    <style:style style:name="ce5" style:family="table-cell" style:parent-style-name="Default" style:data-style-name="N40">
      <style:table-cell-properties fo:background-color="#dddddd" fo:border="0.06pt solid #000000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4"/>
        <table:table-column table:style-name="co2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4"/>
        <table:table-column table:style-name="co5" table:number-columns-repeated="2" table:default-cell-style-name="ce4"/>
        <table:table-column table:style-name="co12" table:default-cell-style-name="ce2"/>
        <table:table-column table:style-name="co12" table:number-columns-repeated="1009" table:default-cell-style-name="Default"/>
        <table:table-row table:style-name="ro1">
          <table:table-cell table:style-name="ce1" table:number-columns-repeated="4"/>
          <table:table-cell table:style-name="ce3" office:value-type="string" calcext:value-type="string">
            <text:p>nomeAudio</text:p>
          </table:table-cell>
          <table:table-cell table:style-name="ce1" table:number-columns-repeated="2"/>
          <table:table-cell table:style-name="ce3" office:value-type="string" calcext:value-type="string">
            <text:p>duração</text:p>
          </table:table-cell>
          <table:table-cell table:style-name="ce1" table:number-columns-repeated="3"/>
          <table:table-cell table:style-name="ce3" office:value-type="string" calcext:value-type="string">
            <text:p>url</text:p>
          </table:table-cell>
          <table:table-cell table:style-name="ce3"/>
          <table:table-cell table:style-name="ce3" office:value-type="string" calcext:value-type="string">
            <text:p>nomeAudio</text:p>
          </table:table-cell>
          <table:table-cell table:style-name="ce1"/>
          <table:table-cell table:style-name="ce7"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01 - Aba, Pai, a Ti Chegam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5" office:value-type="time" office:time-value="PT03H16M00S" calcext:value-type="time">
            <text:p>03: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b1o25cfx24zq3aq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01 - Aba, Pai, a Ti Chegam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02 - Foi Nessa Noite Escur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70g76ph8lca4kr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02 - Foi Nessa Noite Escur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03 - Todos Juntos Adorem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b4raj8jeg8fpxs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03 - Todos Juntos Adorem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04 - Jesus, Senhor Amado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88raad68ws66hb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04 - Jesus, Senhor Amado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05 - Senhor, Hoje Lembrand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78k3m7y03zav8s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05 - Senhor, Hoje Lembrand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06 - Em Tua Ceia Nos Juntam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loew5meooioxo1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06 - Em Tua Ceia Nos Juntam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07 - Quão Imensa Foi a Graça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bbawzriektomcoz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07 - Quão Imensa Foi a Graça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08 - Levantado Foi Jesu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1fbg9so8095d7d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08 - Levantado Foi Jesu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09 - Ao Senhor Jesus Louvem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k6ii5tntkm17tc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09 - Ao Senhor Jesus Louvem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0 - Substituiçã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vxq7wyrfx016d4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0 - Substituiçã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1 - Qual Irmãos Reunid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d7fffonqmh8iyj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1 - Qual Irmãos Reunid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2 - O Grande Motiv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31iacx7zwih8jaw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2 - O Grande Motiv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3 - Ao Que Viv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cjgsiiml6ril9g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3 - Ao Que Viv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4 - Teu Sacrifício Excels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s2fve112zcejm4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4 - Teu Sacrifício Excels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5 - Rosto Divin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c7w778xbf7nl21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5 - Rosto Divin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6 - Pontífice Real - Morning Light_ Stand Up For Jesus (The Holiest We Enter)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0um2e6gz2c4c23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6 - Pontífice Real - Morning Light_ Stand Up For Jesus (The Holiest We Enter)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7 - Tua Dura Cruz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mm7ch84jqc29kc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7 - Tua Dura Cruz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8 - A Tua Palavra, Ó Senh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7ap8pmurcuwwz8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8 - A Tua Palavra, Ó Senh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19 - A Ti Para Sempre Seja o Louv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98itnbhslz6p43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19 - A Ti Para Sempre Seja o Louv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0 - Remissã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cik5kea5fporm7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0 - Remissã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1 - A Cruz de Crist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fuq1ygsc9awio1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1 - A Cruz de Crist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2 - Te Adoramos, Ó Cordeiro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fg19rvmfaf82m9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2 - Te Adoramos, Ó Cordeiro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3 - Teu Amor Tenaz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qvvxo7rf9eque2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3 - Teu Amor Tenaz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4 - Porque Tanto Amou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0cax9xojbwb0rn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4 - Porque Tanto Amou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5 - Ninguém Mais - No One Ever Cared For Me Like Jesu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l9806qdqtbn0q6z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5 - Ninguém Mais - No One Ever Cared For Me Like Jesu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6 - Ao Contemplarmos Tua Cruz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47pf3x6cwrph57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6 - Ao Contemplarmos Tua Cruz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7 - O Amor Divin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o1rg1e5l0z0x3m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7 - O Amor Divin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8 - Oh! Que Amor Teve Deus Pai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cjbuovcv65b567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8 - Oh! Que Amor Teve Deus Pai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29 - A Mensagem da Cruz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8id7xhrwbck5pz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29 - A Mensagem da Cruz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0 - Amor Glorios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3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2mo217v6luzzgij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0 - Amor Glorios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1 - Alvos, Mais Que a Neve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65gfpbdfm2sfh8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1 - Alvos, Mais Que a Neve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2 - Jesus, Que Rico Nome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lzxuh4x5tft022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2 - Jesus, Que Rico Nome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3 - Deus e Pai a Ti Louvam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u69xi5fyaa35k5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3 - Deus e Pai a Ti Louvam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4 - Jesus, Estrela Da Manhã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ainmhamoddfgs0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4 - Jesus, Estrela Da Manhã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5 - Palácios de Marfim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mu932mxlesj8aj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5 - Palácios de Marfim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6 - Teu Nome, Ó Amado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eqd3e8bmwdu9qs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6 - Teu Nome, Ó Amado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7 - Rocha Etern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v55mwuxca4zgre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7 - Rocha Etern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8 - Rasgou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cv2epvx990yvkv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8 - Rasgou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39 - Ao Nosso Deus e Pai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358twtuwz06l9rw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39 - Ao Nosso Deus e Pai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0 - Senhor, Te Adoram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cumsby0pklade1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0 - Senhor, Te Adoram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1 - Louvam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383vhpfd19gdp4j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1 - Louvam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2 - A Deus Seja a Glóri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dahuyd8c0dguhh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2 - A Deus Seja a Glóri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3 - Santo, Santo, Santo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o6y47962z0yan1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3 - Santo, Santo, Santo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4 - Glória ao Cordeir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d9mmfcvq3hamx0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4 - Glória ao Cordeir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5 - Ao Que Está Sentad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ct5n2cafa748hqc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5 - Ao Que Está Sentad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6 - Amor Sublim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ad0mi46sqzee3g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6 - Amor Sublim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7 - Tema Encantad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wgqz887gpymi33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7 - Tema Encantad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8 - Terno Salvador - Meet Me There, Be In Time (De Mi Tierno Salvador)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i7wl85asss2k2t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8 - Terno Salvador - Meet Me There, Be In Time (De Mi Tierno Salvador)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49 - Quão Grande És Tu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byib30eqjxr79k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49 - Quão Grande És Tu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0 - O Amor de Jesu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ilq4bq8dr8i0rt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0 - O Amor de Jesu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1 - Grata Memóri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0c7g83s9sdsn59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1 - Grata Memóri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2 - Promessa de Deu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a9ocj8nr91pvpb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2 - Promessa de Deu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3 - Hoje Remidos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xbl607f9tv8kh4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3 - Hoje Remidos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4 - Cristo Já Ressuscitou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hhgfgd22yspgvci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4 - Cristo Já Ressuscitou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5 - Oh! Que Amor Divino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gk5zt6bkpaxyegv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5 - Oh! Que Amor Divino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6 - Rompe a Auror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hebcv8zj5sov81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6 - Rompe a Auror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7 - Te Contemplam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3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ilmx4472ok1egk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7 - Te Contemplam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8 - Graças Por Teu Padece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5lty1fxf1wqi84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8 - Graças Por Teu Padece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59 - Somente Em Teu Louv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af7beu9ld1vndcz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59 - Somente Em Teu Louv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0 - Teu Nome, Ó Jesus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1g9z2icryj5167c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0 - Teu Nome, Ó Jesus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1 - Te Humilhaste, Senh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av15z53q0q6vf4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1 - Te Humilhaste, Senh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2 - Não a Nós Seja a Glóri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4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uiqno3lle7xan7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2 - Não a Nós Seja a Glóri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3 - A Cristo Coroai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5pf6ephzl5cgs2q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3 - A Cristo Coroai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4 - Exaltado Na Eterna Glóri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ax7cvw2d3353nd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4 - Exaltado Na Eterna Glóri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5 - Coro Sant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5: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4zwz4wr7mwddz4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5 - Coro Sant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6 - Nos Altos Céu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pp2dwaoap70j99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6 - Nos Altos Céu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7 - Aleluia, Ressurgiu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49ng76n5ak581l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7 - Aleluia, Ressurgiu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8 - Cordeiro Imaculad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9l91ar3dp3vl1n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8 - Cordeiro Imaculad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69 - Nosso Cordial Louv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9204bd4x6ax8ev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69 - Nosso Cordial Louv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0 - Glória Damos a Jesu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5njg6b7h3cx7x6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0 - Glória Damos a Jesu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1 - Te Louvamos Jesu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i85sxu4vtx9i0d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1 - Te Louvamos Jesu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2 - Ó Deus e Pai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8m5r7xfkdsbv1c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2 - Ó Deus e Pai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3 - A Ti Que Morrest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bxcb3cxnafv2t1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3 - A Ti Que Morrest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4 - Nome Sem Igual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8ee7mn3gbizsii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4 - Nome Sem Igual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5 - Adorado Salvad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q2wfj1jf8jyc7k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5 - Adorado Salvad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6 - Até a Cruz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9f7sw20b7ysivqv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6 - Até a Cruz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7 - Recordação do Teu Am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enm02r9otpe29f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7 - Recordação do Teu Am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8 - Morreste Tu Por Nó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ymrgt9o33zyqad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8 - Morreste Tu Por Nó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79 - Meditação Sublim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1zp84u7ttea7c3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79 - Meditação Sublim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80 - Aleluia! Cristo Ressuscitou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snhcoaojpf23z6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80 - Aleluia! Cristo Ressuscitou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81 - Ao Nome Excels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9541kxz758zoyo3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81 - Ao Nome Excels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082 - Oh! Quão Ensanguentada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z6pcvmgvynzyw63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082 - Oh! Quão Ensanguentada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01 - A Nós Tens Agora, Senh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40u93ujuc0l7nhb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01 - A Nós Tens Agora, Senh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02 - Bom Amig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pmncinena4fp7w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02 - Bom Amig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03 - Doce Comunhã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jzb3s06d83pc7o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03 - Doce Comunhã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04 - Cada Moment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2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5ledd4xywe16vh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04 - Cada Moment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05 - Quando a Ti Nos Achegam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356k46reuu6yfn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05 - Quando a Ti Nos Achegam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06 - A Ti, Ó Pai, Em Oraçã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6e5rgofhoc5lbj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06 - A Ti, Ó Pai, Em Oraçã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07 - Deus Proverá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g5plqae99i8axt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07 - Deus Proverá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08 - Doce Consol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am6p1jz1oaw8cuj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08 - Doce Consol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09 - Quão Bom Escutar Tua Voz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80dg84ie32ss3u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09 - Quão Bom Escutar Tua Voz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0 - Mais de Jesu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8j4afwktbcf3wd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0 - Mais de Jesu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1 - Pão Sem Pa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s8h601y4o2ub14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1 - Pão Sem Pa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2 - Com Mil Línguas - Azmon (O For a Thousand Tongues to Sing)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zrky95c3md9amkj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2 - Com Mil Línguas - Azmon (O For a Thousand Tongues to Sing)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3 - Nosso Bom Salvad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0t1tef6vfduis8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3 - Nosso Bom Salvad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4 - Primeiro Am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5c4yy8bc21bcc6l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4 - Primeiro Am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5 - Perto, Mais Pert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rwihnxfvk6h7n7w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5 - Perto, Mais Pert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6 - Mais Pert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3ev73q7jk21duf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6 - Mais Pert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7 - Paz, Paz, Quão Doce Paz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5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bqpff2rs0s020ow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7 - Paz, Paz, Quão Doce Paz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8 - Faze o Que Quere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2o34m9o7i8nd3y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8 - Faze o Que Quere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19 - Peregrino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fdszalt4ebmdw4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19 - Peregrino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0 - Paciente e Fiel Past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q66smd0ms8clp5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0 - Paciente e Fiel Past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1 - És, Senhor, Nosso Pastor - In The Heavenly Pastures Fai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c0koh65ftj520b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1 - És, Senhor, Nosso Pastor - In The Heavenly Pastures Fai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2 - Oh! Ensin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1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4535djdsfsp05d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2 - Oh! Ensin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3 - Manancial de Todo Goz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4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muok8nd9l180mcc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3 - Manancial de Todo Goz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4 - Precioso Nom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6266cti62rwr91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4 - Precioso Nom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5 - Firmez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1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i15kpec5fyycv5f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5 - Firmez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6 - Vem, Senhor, Vem Nos Guia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4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rze8zv0fb55ib7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6 - Vem, Senhor, Vem Nos Guia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7 - Tom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w7trboh2zk11yzo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7 - Tom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8 - Trabalho Cristã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451tlmp6wrevn3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8 - Trabalho Cristã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29 - Obedece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5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uxu8nvx2azmx6r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29 - Obedece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0 - Tua Senda, Ó Mestr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opdda4dtvqi98u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0 - Tua Senda, Ó Mestr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1 - Cristo Está Conosc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3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8nsdnvyii3xvk78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1 - Cristo Está Conosc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2 - Para Qualquer Part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r2bfeau9d9s3omq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2 - Para Qualquer Part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3 - Nossa Canção Hoje Aceit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6x4ecauyqq6rurv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3 - Nossa Canção Hoje Aceit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4 - Fé, A Vitória É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75e3p3zv6o6oxp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4 - Fé, A Vitória É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5 - Desperta, Ó Santo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wl92as8ahz6995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5 - Desperta, Ó Santo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6 - Estai Por Cristo Firmes! - Geibel (Stand Up For Jesus)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1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36y1p6chgxgr0q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6 - Estai Por Cristo Firmes! - Geibel (Stand Up For Jesus)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7 - Quando Nós Formos Chamados - When The Roll Is Called Up Younde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rk63qrp30reyiqu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7 - Quando Nós Formos Chamados - When The Roll Is Called Up Younde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8 - Não Haverá Tribulaçã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v5ux6op1mggovo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8 - Não Haverá Tribulaçã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39 - Indo à Pátri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9490h77ia2vcw4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39 - Indo à Pátri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0 - Fiel e Terno Amig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zqnbxw6bthmdkv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0 - Fiel e Terno Amig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1 - Face a Fac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3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gkbaqcz1jkapxj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1 - Face a Fac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2 - Em Trevas Foi Nosso Vive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3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7xqx9hr6k1rkif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2 - Em Trevas Foi Nosso Vive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3 - Jesus, Em Breve Hás de Vi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32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7331vfk4b9u7dj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3 - Jesus, Em Breve Hás de Vi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4 - Oh! Jesus, Bom Pastor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8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aiouuu71xxq92c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4 - Oh! Jesus, Bom Pastor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5 - Sempre, Sempr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ffio203bj2z42w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5 - Sempre, Sempr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6 - Há Um Lar Mui Feliz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uavg22hwc35pk6h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6 - Há Um Lar Mui Feliz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7 - Doce Paz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4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zq6qtd86ts2fjt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7 - Doce Paz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8 - Nos Levarás ao La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0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r64bm565dri1mh9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8 - Nos Levarás ao La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149 - Tu, Senhor, Nos Guias Sempr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o1gvub16dcg5shd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149 - Tu, Senhor, Nos Guias Sempr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01 - Oh! Graça Sublime!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0sao0r6ooi512k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01 - Oh! Graça Sublime!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02 - Mais Além do Sol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14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02y0akv5r4377u3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02 - Mais Além do Sol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03 - Já Salvo Sou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2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o7090w9ozd6vm5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03 - Já Salvo Sou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04 - Doce Certeza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z53001oz5lzov9y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04 - Doce Certeza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05 - Achei Um Bom Amig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17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f1e1mo0egfxyopp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05 - Achei Um Bom Amig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06 - Livre Estou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10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kczbg10fgcvtj2v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06 - Livre Estou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07 - Novas Alegres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1:59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axysktybvs2mavg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07 - Novas Alegres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08 - Longe Esteja de Mim Gloria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0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mk8loe11hvj9rh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08 - Longe Esteja de Mim Gloria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09 - A Voz de Cristo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25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05fge3aphukef8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09 - A Voz de Cristo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10 - Meu Salvador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2: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6cahhco8q3kujy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10 - Meu Salvador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11 - Sou Feliz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51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4y72f4u5qz0y42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11 - Sou Feliz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12 - Deus Cuidará de Ti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3:0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fi6vubbqby2a5bk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12 - Deus Cuidará de Ti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{"track":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<text:s/>"name": "</text:p>
          </table:table-cell>
          <table:table-cell office:value-type="string" calcext:value-type="string">
            <text:p>Hino 213 - Deus Nos Guarde.mp3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length": "</text:p>
          </table:table-cell>
          <table:table-cell table:style-name="ce6" office:value-type="string" calcext:value-type="string">
            <text:p>04:16</text:p>
          </table:table-cell>
          <table:table-cell office:value-type="string" calcext:value-type="string">
            <text:p>",</text:p>
          </table:table-cell>
          <table:table-cell office:value-type="string" calcext:value-type="string">
            <text:p><text:s/>"file": "</text:p>
          </table:table-cell>
          <table:table-cell office:value-type="string" calcext:value-type="string">
            <text:p>http://www.mediafire.com/file/</text:p>
          </table:table-cell>
          <table:table-cell office:value-type="string" calcext:value-type="string">
            <text:p>68jy6cqejae2vbw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ino 213 - Deus Nos Guarde.mp3</text:p>
          </table:table-cell>
          <table:table-cell office:value-type="string" calcext:value-type="string">
            <text:p>"},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/00/0000</text:date>, <text:time style:data-style-name="N2" text:time-value="21:39:29.69401805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8:30:48.741687787</meta:creation-date>
    <dc:date>2017-10-27T22:27:25.892048966</dc:date>
    <meta:editing-duration>PT39M58S</meta:editing-duration>
    <meta:editing-cycles>5</meta:editing-cycles>
    <meta:generator>LibreOffice/5.1.6.2$Linux_X86_64 LibreOffice_project/10m0$Build-2</meta:generator>
    <meta:document-statistic meta:table-count="2" meta:cell-count="2164" meta:object-count="0"/>
  </office:meta>
</office:document-meta>
</file>